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Helper.setAttributesDOM( Attributes attr , Node xpath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Helper.createTransformer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Helper.setNamespaceHelper( String uri , String prefix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Helper.setAttributesXPath( Attributes attr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patcherHelper.DispatcherHelp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Helper.setAttributesXPathWithPosition( Attributes attr , String path , int 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patcherHelper.setNamespaceHelper( NamespaceHelper namespace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Helper.getDocumen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atcherHelper.creat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Helper.createDocument( String roo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Helper.getNamespa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